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B000001CD44F3E8F7395ADA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officeooo:rsid="0014a0c1" officeooo:paragraph-rsid="0014a0c1" style:font-size-asian="18.3500003814697pt" style:font-size-complex="2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net 14</text:p>
      <text:p text:style-name="P1"><draw:frame draw:style-name="fr1" draw:name="Image1" text:anchor-type="char" svg:x="0cm" svg:y="0.291cm" svg:width="17cm" svg:height="9.64cm" draw:z-index="0"><draw:image xlink:href="Pictures/10000001000003CB000001CD44F3E8F7395ADA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9:54:16.143390654</meta:creation-date>
    <dc:date>2023-10-24T19:55:05.065798197</dc:date>
    <meta:editing-duration>PT52S</meta:editing-duration>
    <meta:editing-cycles>1</meta:editing-cycles>
    <meta:document-statistic meta:table-count="0" meta:image-count="1" meta:object-count="0" meta:page-count="1" meta:paragraph-count="1" meta:word-count="2" meta:character-count="13" meta:non-whitespace-character-count="12"/>
    <meta:generator>LibreOffice/7.3.7.2$Linux_X86_64 LibreOffice_project/30$Build-2</meta:generator>
  </office:meta>
</office:document-meta>
</file>